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3.068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7cm"/>
    </style:style>
    <style:style style:name="P1" style:family="paragraph">
      <style:paragraph-properties fo:margin-left="0cm" fo:margin-right="0cm" fo:text-indent="0cm"/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1" draw:layer="layout" svg:width="5.082cm" svg:height="3.068cm" svg:x="4.232cm" svg:y="1.324cm">
          <draw:text-box>
            <text:p text:style-name="P1"><text:span text:style-name="T1">Zainstalowani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6cm" svg:height="13.367cm" svg:x="3.249cm" svg:y="14.13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none" style:country-asian="none" style:font-family-complex="'Arial Unicode M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.6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1.2cm" fo:margin-right="0cm" fo:margin-top="0cm" fo:margin-bottom="0.5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05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5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StarOffice/8$Win32 OpenOffice.org_project/680m145$Build-8988</meta:generator>
    <meta:creation-date>2000-06-07T14:35:44</meta:creation-date>
    <dc:date>2005-12-08T13:48:18</dc:date>
    <dc:language>pl-PL</dc:language>
    <meta:editing-cycles>4</meta:editing-cycles>
    <meta:editing-duration>PT2M45S</meta:editing-duration>
    <meta:user-defined meta:name="Info 0"/>
    <meta:user-defined meta:name="Info 1"/>
    <meta:user-defined meta:name="Info 2"/>
    <meta:user-defined meta:name="Info 3"/>
    <meta:document-statistic meta:object-count="11"/>
  </office:meta>
</office:document-meta>
</file>